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A90000027BD893F56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figura1" text:anchor-type="paragraph" svg:width="25.698cm" svg:height="13.677cm" draw:z-index="0"><draw:image xlink:href="Pictures/10000000000004A90000027BD893F566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pt" fo:country="BR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9.699cm" fo:page-height="20.999cm" style:num-format="1" style:print-orientation="landscape" fo:margin-top="2cm" fo:margin-bottom="2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Gilmar Arantes</meta:initial-creator>
    <meta:creation-date>2007-11-01T22:54:27</meta:creation-date>
    <dc:creator>Gilmar Arantes</dc:creator>
    <dc:date>2007-11-01T22:56:09</dc:date>
    <meta:editing-cycles>1</meta:editing-cycles>
    <meta:editing-duration>PT1M42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0" meta:word-count="0" meta:character-count="0"/>
  </office:meta>
</office:document-meta>
</file>